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tteo Campagnoli</meta:initial-creator>
    <dc:creator>Matteo Campagnoli</dc:creator>
    <meta:creation-date>2024-07-12T11:56:27Z</meta:creation-date>
    <dc:date>2024-07-12T11:57:51Z</dc:date>
    <meta:editing-cycles>1</meta:editing-cycles>
    <meta:editing-duration>PT0S</meta:editing-duration>
    <meta:document-statistic meta:paragraph-count="0" meta:word-count="0"/>
  </office:meta>
</office:document-meta>
</file>